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ooc:=['file:///home/kyoshida/ooo/ooo-test-files/calc/external-ref/extdata.ods'#$Data.A1]" office:value-type="string" office:string-value="Name">
            <text:p>Name</text:p>
          </table:table-cell>
        </table:table-row>
        <table:table-row table:style-name="ro1">
          <table:table-cell table:formula="oooc:=['file:///home/kyoshida/ooo/ooo-test-files/calc/external-ref/extdata.ods'#$Data.A2]" office:value-type="string" office:string-value="A">
            <text:p>A</text:p>
          </table:table-cell>
        </table:table-row>
        <table:table-row table:style-name="ro1">
          <table:table-cell table:formula="oooc:=['file:///home/kyoshida/ooo/ooo-test-files/calc/external-ref/extdata.ods'#$Data.A3]" office:value-type="string" office:string-value="B">
            <text:p>B</text:p>
          </table:table-cell>
        </table:table-row>
        <table:table-row table:style-name="ro1">
          <table:table-cell table:formula="oooc:=['file:///home/kyoshida/ooo/ooo-test-files/calc/external-ref/extdata.ods'#$Data.A4]" office:value-type="string" office:string-value="C">
            <text:p>C</text:p>
          </table:table-cell>
        </table:table-row>
        <table:table-row table:style-name="ro1">
          <table:table-cell/>
        </table:table-row>
        <table:table-row table:style-name="ro1">
          <table:table-cell table:formula="oooc:=SUM(['file:///home/kyoshida/ooo/ooo-test-files/calc/external-ref/extdata.ods'#$Value.A1:.AMJ4200])" office:value-type="float" office:value="6057">
            <text:p>6057</text:p>
          </table:table-cell>
        </table:table-row>
        <table:table-row table:style-name="ro1">
          <table:table-cell table:formula="oooc:=SUM(['file:///home/kyoshida/ooo/ooo-test-files/calc/external-ref/extdata.ods'#$Value.A2:.AMJ65000])" office:value-type="float" office:value="6057">
            <text:p>605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Data" table:print="false" table:style-name="ta_extref">
        <table:table-source xlink:href="../extdata.ods" table:table-name="Data" table:filter-name="calc8" table:mode="copy-results-only"/>
        <table:table-row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A</text:p>
          </table:table-cell>
        </table:table-row>
        <table:table-row>
          <table:table-cell table:style-name="ce1" office:value-type="string">
            <text:p>B</text:p>
          </table:table-cell>
        </table:table-row>
        <table:table-row>
          <table:table-cell table:style-name="ce1" office:value-type="string">
            <text:p>C</text:p>
          </table:table-cell>
        </table:table-row>
      </table:table>
      <table:table table:name="'file:///home/kyoshida/ooo/ooo-test-files/calc/external-ref/extdata.ods'#Value" table:print="false" table:style-name="ta_extref">
        <table:table-source xlink:href="../extdata.ods" table:table-name="Value" table:filter-name="calc8" table:mode="copy-results-only"/>
        <table:table-row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</table:table-row>
        <table:table-row table:number-rows-repeated="3">
          <table:table-cell table:number-columns-repeated="1024"/>
        </table:table-row>
        <table:table-row>
          <table:table-cell table:style-name="ce1" office:value-type="float" office:value="100">
            <text:p>100</text:p>
          </table:table-cell>
        </table:table-row>
        <table:table-row table:number-rows-repeated="782">
          <table:table-cell table:number-columns-repeated="1024"/>
        </table:table-row>
        <table:table-row>
          <table:table-cell table:style-name="ce1" office:value-type="float" office:value="300">
            <text:p>300</text:p>
          </table:table-cell>
          <table:table-cell table:number-columns-repeated="1022"/>
          <table:table-cell table:style-name="ce1" office:value-type="float" office:value="90">
            <text:p>90</text:p>
          </table:table-cell>
        </table:table-row>
        <table:table-row>
          <table:table-cell table:number-columns-repeated="1023"/>
          <table:table-cell table:style-name="ce1" office:value-type="float" office:value="5555">
            <text:p>55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22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1-28T11:21:37</meta:creation-date>
    <meta:generator>OpenOffice.org/3.2$Linux OpenOffice.org_project/320m12$Build-9483</meta:generator>
    <dc:date>2010-02-05T22:34:19</dc:date>
    <dc:creator>Kohei Yoshida</dc:creator>
    <meta:editing-duration>PT00H18M55S</meta:editing-duration>
    <meta:editing-cycles>14</meta:editing-cycles>
    <meta:document-statistic meta:table-count="3" meta:cell-count="6" meta:object-count="0"/>
  </office:meta>
</office:document-meta>
</file>